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language="sv" fo:country="SE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Verdana" fo:font-size="8pt" fo:language="sv" fo:country="SE" fo:background-color="#ffffff" style:font-name-asian="Verdana" style:font-size-asian="8pt" style:font-name-complex="Verdana" style:font-size-complex="8pt"/>
    </style:style>
    <style:style style:name="P4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fo:language="sv" fo:country="SE"/>
    </style:style>
    <style:style style:name="P6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language="sv" fo:country="SE"/>
    </style:style>
    <style:style style:name="P7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fo:language="sv" fo:country="SE"/>
    </style:style>
    <style:style style:name="P8" style:family="paragraph" style:parent-style-name="Heading_20_2">
      <style:paragraph-properties fo:line-height="115%" fo:break-before="auto" fo:break-after="auto" style:writing-mode="lr-tb"/>
    </style:style>
    <style:style style:name="P9" style:family="paragraph" style:parent-style-name="Heading_20_2">
      <style:paragraph-properties fo:line-height="115%" fo:break-before="auto" fo:break-after="auto" style:writing-mode="lr-tb"/>
      <style:text-properties fo:language="sv" fo:country="SE"/>
    </style:style>
    <style:style style:name="P10" style:family="paragraph" style:parent-style-name="Heading_20_3">
      <style:paragraph-properties fo:line-height="115%" fo:break-before="auto" fo:break-after="auto" style:writing-mode="lr-tb"/>
      <style:text-properties fo:language="sv" fo:country="SE"/>
    </style:style>
    <style:style style:name="P11" style:family="paragraph" style:parent-style-name="Title" style:master-page-name="Standard">
      <style:paragraph-properties fo:line-height="115%" style:page-number="auto" fo:break-before="auto" fo:break-after="auto" style:writing-mode="lr-tb"/>
      <style:text-properties fo:language="sv" fo:country="SE"/>
    </style:style>
    <style:style style:name="P12" style:family="paragraph" style:parent-style-name="Standard" style:list-style-name="LS1">
      <style:paragraph-properties fo:margin-top="0cm" fo:margin-bottom="0cm" fo:line-height="115%" fo:break-before="auto" fo:break-after="auto" style:writing-mode="lr-tb"/>
      <style:text-properties fo:language="sv" fo:country="SE"/>
    </style:style>
    <style:style style:name="P13" style:family="paragraph" style:parent-style-name="Standard" style:list-style-name="LS2">
      <style:paragraph-properties fo:margin-top="0cm" fo:margin-bottom="0cm" fo:line-height="115%" fo:break-before="auto" fo:break-after="auto" style:writing-mode="lr-tb"/>
      <style:text-properties fo:language="sv" fo:country="SE"/>
    </style:style>
    <style:style style:name="P14" style:family="paragraph" style:parent-style-name="Standard" style:list-style-name="LS3">
      <style:paragraph-properties fo:margin-top="0cm" fo:margin-bottom="0cm" fo:line-height="115%" fo:break-before="auto" fo:break-after="auto" style:writing-mode="lr-tb"/>
      <style:text-properties fo:language="sv" fo:country="SE"/>
    </style:style>
    <style:style style:name="P15" style:family="paragraph" style:parent-style-name="Standard" style:list-style-name="LS4">
      <style:paragraph-properties fo:margin-top="0cm" fo:margin-bottom="0cm" fo:line-height="115%" fo:break-before="auto" fo:break-after="auto" style:writing-mode="lr-tb"/>
      <style:text-properties fo:language="sv" fo:country="SE"/>
    </style:style>
    <style:style style:name="P16" style:family="paragraph" style:parent-style-name="Standard" style:list-style-name="L4">
      <style:paragraph-properties fo:margin-top="0cm" fo:margin-bottom="0cm" fo:line-height="115%" fo:break-before="auto" fo:break-after="auto" style:writing-mode="lr-tb"/>
      <style:text-properties fo:language="sv" fo:country="SE"/>
    </style:style>
    <style:style style:name="P17" style:family="paragraph" style:parent-style-name="Standard" style:list-style-name="L5">
      <style:paragraph-properties fo:margin-top="0cm" fo:margin-bottom="0cm" fo:line-height="115%" fo:break-before="auto" fo:break-after="auto" style:writing-mode="lr-tb"/>
      <style:text-properties fo:language="sv" fo:country="SE"/>
    </style:style>
    <style:style style:name="P18" style:family="paragraph" style:parent-style-name="Standard" style:list-style-name="L6">
      <style:paragraph-properties fo:margin-top="0cm" fo:margin-bottom="0cm" fo:line-height="115%" fo:break-before="auto" fo:break-after="auto" style:writing-mode="lr-tb"/>
      <style:text-properties fo:language="sv" fo:country="SE"/>
    </style:style>
    <style:style style:name="P19" style:family="paragraph" style:parent-style-name="Standard" style:list-style-name="L7">
      <style:paragraph-properties fo:margin-top="0cm" fo:margin-bottom="0cm" fo:line-height="115%" fo:break-before="auto" fo:break-after="auto" style:writing-mode="lr-tb"/>
      <style:text-properties fo:language="sv" fo:country="SE"/>
    </style:style>
    <style:style style:name="P20" style:family="paragraph" style:parent-style-name="Standard" style:list-style-name="L4">
      <style:paragraph-properties fo:margin-top="0cm" fo:margin-bottom="0cm" fo:line-height="115%" fo:break-before="auto" fo:break-after="auto" style:writing-mode="lr-tb"/>
    </style:style>
    <style:style style:name="P21" style:family="paragraph" style:parent-style-name="Standard" style:list-style-name="L5">
      <style:paragraph-properties fo:margin-top="0cm" fo:margin-bottom="0cm" fo:line-height="115%" style:writing-mode="lr-tb"/>
      <style:text-properties fo:language="sv" fo:country="SE"/>
    </style:style>
    <style:style style:name="P22" style:family="paragraph" style:parent-style-name="Standard" style:list-style-name="L6">
      <style:paragraph-properties fo:margin-top="0cm" fo:margin-bottom="0cm" fo:line-height="115%" style:writing-mode="lr-tb"/>
      <style:text-properties fo:language="sv" fo:country="SE" fo:font-style="normal" style:font-style-asian="normal" style:font-style-complex="normal"/>
    </style:style>
    <style:style style:name="P23" style:family="paragraph" style:parent-style-name="Standard" style:list-style-name="LS3">
      <style:paragraph-properties fo:margin-top="0cm" fo:margin-bottom="0cm" fo:line-height="115%" style:writing-mode="lr-tb"/>
      <style:text-properties fo:language="sv" fo:country="SE" fo:font-style="italic" style:font-style-asian="italic" style:font-style-complex="italic"/>
    </style:style>
    <style:style style:name="P24" style:family="paragraph" style:parent-style-name="Standard" style:list-style-name="LS2">
      <style:paragraph-properties fo:margin-top="0cm" fo:margin-bottom="0cm" fo:line-height="115%" style:writing-mode="lr-tb"/>
      <style:text-properties fo:language="sv" fo:country="SE" fo:font-style="italic" style:font-style-asian="italic" style:font-style-complex="italic"/>
    </style:style>
    <style:style style:name="P25" style:family="paragraph" style:parent-style-name="Standard">
      <style:paragraph-properties fo:line-height="115%" fo:break-before="auto" fo:break-after="auto" style:writing-mode="lr-tb"/>
      <style:text-properties fo:language="sv" fo:country="SE" fo:font-style="italic" style:font-style-asian="italic" style:font-style-complex="italic"/>
    </style:style>
    <style:style style:name="P26" style:family="paragraph" style:parent-style-name="Standard">
      <style:paragraph-properties fo:line-height="115%" fo:break-before="auto" fo:break-after="auto" style:writing-mode="lr-tb"/>
      <style:text-properties fo:language="sv" fo:country="SE"/>
    </style:style>
    <style:style style:name="P27" style:family="paragraph" style:parent-style-name="Standard" style:list-style-name="L1">
      <style:paragraph-properties fo:line-height="115%" style:writing-mode="lr-tb"/>
      <style:text-properties fo:language="sv" fo:country="SE" fo:font-style="normal" style:font-style-asian="normal" style:font-style-complex="normal"/>
    </style:style>
    <style:style style:name="P28" style:family="paragraph" style:parent-style-name="Standard" style:list-style-name="L1">
      <style:paragraph-properties fo:line-height="115%" style:writing-mode="lr-tb"/>
      <style:text-properties fo:language="sv" fo:country="SE"/>
    </style:style>
    <style:style style:name="P29" style:family="paragraph" style:parent-style-name="Standard">
      <style:paragraph-properties fo:margin-left="1.27cm" fo:margin-right="0cm" fo:line-height="115%" fo:text-indent="0cm" style:auto-text-indent="false" style:writing-mode="lr-tb"/>
      <style:text-properties fo:language="sv" fo:country="SE" fo:font-style="italic" style:font-style-asian="italic" style:font-style-complex="italic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Verdana" fo:font-size="8pt" fo:font-weight="bold" fo:background-color="#ffffff" style:font-name-asian="Verdana" style:font-size-asian="8pt" style:font-weight-asian="bold" style:font-name-complex="Verdana" style:font-size-complex="8pt" style:font-weight-complex="bold"/>
    </style:style>
    <style:style style:name="T4" style:family="text">
      <style:text-properties style:font-name="Verdana" fo:font-size="8pt" fo:background-color="#ffffff" style:font-name-asian="Verdana" style:font-size-asian="8pt" style:font-name-complex="Verdana" style:font-size-complex="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language="sv" fo:country="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h.cweglnza63tu"/>Testfall - <text:line-break/><text:span text:style-name="T5">Småföretagsanpassat WordPresstema</text:span> </text:p>
      <text:h text:style-name="P8" text:outline-level="10"><text:bookmark text:name="h.1vd8zt6jzrh9"/><text:span text:style-name="T6">TF </text:span><text:a xlink:type="simple" xlink:href="https://github.com/mg222cd/Uppgift-234/blob/master/Användningsfall.odt">AF1.1 -</text:a><text:span text:style-name="T6"> Ändra texten på startsidan.</text:span></text:h>
      <text:p text:style-name="P2">Målet med detta testfall är att undersöka att man via administratörspanelen kan redigera startsidans innehåll.</text:p>
      <text:h text:style-name="P10" text:outline-level="10"><text:bookmark text:name="h.x79aziiftxpo"/>Förkrav</text:h>
      <text:p text:style-name="P2">En befintlig startsida måste finnas implementerad för att kunna testa.<text:line-break/>Logga in - se AF3.1 - Logga in i administratörspanelen.<text:line-break/></text:p>
      <text:h text:style-name="P10" text:outline-level="10"><text:bookmark text:name="h.egfowxortgdq"/>Efterkrav</text:h>
      <text:p text:style-name="P2">Gå till sidan marike.se och kontrollera att texten uppdaterats.</text:p>
      <text:h text:style-name="P10" text:outline-level="10">Scenario</text:h>
      <text:list xml:id="list8059917529870826071" text:style-name="L4">
        <text:list-item>
          <text:p text:style-name="P20"><text:span text:style-name="T6">Startar när Administratören via administratörspanelen går in på Startsidan i ändra-läge.</text:span></text:p>
        </text:list-item>
        <text:list-item>
          <text:p text:style-name="P16">Systemet visar befintlig text på startsidan.</text:p>
        </text:list-item>
        <text:list-item>
          <text:p text:style-name="P16">Administratören ändrar rubriken till "Skaffa en lönsam hemsida för ditt företag".</text:p>
        </text:list-item>
        <text:list-item>
          <text:p text:style-name="P16">Systemet visar ändrad text samt knapparna "Avbryt" och "Spara".</text:p>
        </text:list-item>
        <text:list-item>
          <text:p text:style-name="P16">Administratören trycker på "Spara".</text:p>
        </text:list-item>
        <text:list-item>
          <text:p text:style-name="P16">Systemet visar popupruta med texten "' 'Startsida' kommer att uppdateras" och knapparna "Godkänn" samt "Avbryt".</text:p>
        </text:list-item>
        <text:list-item>
          <text:p text:style-name="P16">Administratören trycker på "Godkänn".</text:p>
        </text:list-item>
        <text:list-item>
          <text:p text:style-name="P16">Systemet presenterar startsidan med uppdaterad text.</text:p>
        </text:list-item>
      </text:list>
      <text:h text:style-name="P10" text:outline-level="10"><text:bookmark text:name="h.vwgxz9oo5tzy"/>Alternativa Scenarios<text:bookmark text:name="id.xyao05r76c3v"/></text:h>
      <text:p text:style-name="P2">5a Administratören väljer att avbryta och bekräftar sedan detta.</text:p>
      <text:list xml:id="list3807996110605070414" text:style-name="L5">
        <text:list-item>
          <text:p text:style-name="P17">Administratören trycker på "Avbryt".</text:p>
        </text:list-item>
        <text:list-item>
          <text:p text:style-name="P21">Systemet visar popupruta med texten "Vill du avbryta formateringen av 'Startsida'?" samt knapparna "Avbryt formatering" och "Återgå".</text:p>
        </text:list-item>
        <text:list-item>
          <text:p text:style-name="P21">Administratören trycker på "Avbryt formatering".<text:line-break/><text:span text:style-name="T2">Användningsfallet avslutas. </text:span></text:p>
        </text:list-item>
      </text:list>
      <text:p text:style-name="P25"/>
      <text:p text:style-name="P2">5b Administratören avbryter men väljer sedan att ej bekräfta detta.</text:p>
      <text:list xml:id="list2303589901601071030" text:style-name="L6">
        <text:list-item>
          <text:p text:style-name="P18">Administratören trycker på "Avbryt".</text:p>
        </text:list-item>
        <text:list-item>
          <text:p text:style-name="P22">Systemet visar popupruta med texten "Vill du avbryta formateringen av 'Startsida'?" samt knapparna "Avbryt formatering" och "Återgå".</text:p>
        </text:list-item>
        <text:list-item>
          <text:p text:style-name="P22"><text:soft-page-break/>Administratören trycker på "Återgå".</text:p>
        </text:list-item>
      </text:list>
      <text:list xml:id="list1805890247224416465" text:style-name="LS3">
        <text:list-header>
          <text:p text:style-name="P23">Gå till steg 4.</text:p>
        </text:list-header>
      </text:list>
      <text:list xml:id="list7498434336719106914" text:style-name="LS2">
        <text:list-header>
          <text:p text:style-name="P24"/>
        </text:list-header>
      </text:list>
      <text:p text:style-name="P2">6a Tekniskt fel.<text:line-break/><text:tab/>Förkrav: Ingen internetanslutning.</text:p>
      <text:list xml:id="list5244837853925947229" text:style-name="L7">
        <text:list-item>
          <text:p text:style-name="P19">Systemet visar popupruta med texten "Ändringen kunde inte utföras pga. tekniskt fel" och därunder knappen "OK".</text:p>
        </text:list-item>
      </text:list>
      <text:p text:style-name="P29">Användningsfallet avslutas. </text:p>
      <text:p text:style-name="P29"/>
      <text:p text:style-name="P2">7a Administratören godkänner inte ändringen.</text:p>
      <text:list xml:id="list5172467093366578567" text:style-name="L1">
        <text:list-item>
          <text:p text:style-name="P27">Administratören trycker på "Avbryt".</text:p>
          <text:h text:style-name="P28" text:outline-level="10"><text:span text:style-name="T2">Gå till steg 4.</text:span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sv" fo:country="SE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sv" fo:country="SE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3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3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4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4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4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title/>
    <meta:initial-creator/>
    <meta:editing-cycles>21</meta:editing-cycles>
    <dc:date>2013-12-17T15:39:43</dc:date>
    <meta:editing-duration>PT1H30M27S</meta:editing-duration>
    <meta:document-statistic meta:table-count="0" meta:image-count="0" meta:object-count="0" meta:page-count="2" meta:paragraph-count="32" meta:word-count="256" meta:character-count="1847"/>
  </office:meta>
</office:document-meta>
</file>